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famille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Clupeidae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Engraulidae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egalopidae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Exocoetidae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string" calcext:value-type="string">
            <text:p>Centrolophidae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Stromateida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1-25T12:40:08.046949559</meta:creation-date>
    <dc:date>2023-01-25T14:54:46.437843137</dc:date>
    <meta:editing-duration>PT27M4S</meta:editing-duration>
    <meta:editing-cycles>5</meta:editing-cycles>
    <meta:generator>LibreOffice/7.3.7.2$Linux_X86_64 LibreOffice_project/30$Build-2</meta:generator>
    <meta:document-statistic meta:table-count="1" meta:cell-count="14" meta:object-count="0"/>
  </office:meta>
</office:document-meta>
</file>